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e21c2" officeooo:paragraph-rsid="000e21c2"/>
    </style:style>
    <style:style style:name="P2" style:family="paragraph" style:parent-style-name="Preformatted_20_Text">
      <style:text-properties officeooo:rsid="000e21c2" officeooo:paragraph-rsid="000e21c2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sympa@sfbi.fr&gt;</text:p>
      <text:p text:style-name="P1">X-Original-To: bioinfo@sfbi.fr</text:p>
      <text:p text:style-name="P1">Delivered-To: bioinfo@localhost</text:p>
      <text:p text:style-name="P1">Received: by asso.crihan.fr (Postfix, from userid 203)</text:p>
      <text:p text:style-name="P1"><text:tab/>id AD4FE26801D; Fri, 17 Oct 2014 18:00:35 +0200 (CEST)</text:p>
      <text:p text:style-name="P1">To: bioinfo@sfbi.fr</text:p>
      <text:p text:style-name="P1">From: mohamed.elati@issb.genopole.fr</text:p>
      <text:p text:style-name="P1">Message-ID: &lt;sympa.1413561536.17862.544@sfbi.fr&gt;</text:p>
      <text:p text:style-name="P1">In-Reply-To: </text:p>
      <text:p text:style-name="P1">MIME-Version: 1.0</text:p>
      <text:p text:style-name="P1">Content-Type: text/plain; charset=ISO-8859-1</text:p>
      <text:p text:style-name="P1">Content-Transfer-Encoding: 8bit</text:p>
      <text:p text:style-name="P1">Date: Fri, 17 Oct 2014 18:00:35 +0200 (CEST)</text:p>
      <text:p text:style-name="P1">X-Validation-by: laurent.mouchard@univ-rouen.fr</text:p>
      <text:p text:style-name="P1">Subject: [bioinfo] Atelier FGG-EGC2015 : 1er appel =?ISO-8859-1?Q?=E0?= communication</text:p>
      <text:p text:style-name="P1"/>
      <text:p text:style-name="P1"></text:p>
      <text:p text:style-name="P1"><text:span text:style-name="T1">Fouille de Grands Graphes</text:span> : Application à la <text:span text:style-name="T1">bio-informatique</text:span> (FGG-EGC)</text:p>
      <text:p text:style-name="P1"/>
      <text:p text:style-name="P1">https://sites.google.com/site/fggegc15/</text:p>
      <text:p text:style-name="P1"/>
      <text:p text:style-name="P1">Luxembourg, 27 janvier 2015, dans le cadre de la conférence EGC'15 </text:p>
      <text:p text:style-name="P1"/>
      <text:p text:style-name="P1"></text:p>
      <text:p text:style-name="P1"/>
      <text:p text:style-name="P1"/>
      <text:p text:style-name="P1">Après le <text:s/>succès des <text:s/>premières <text:s/>éditions <text:s/>de cet atelier qui s'étaient <text:s/>déroulées <text:s/>dans le cadre <text:s/>d'EGC 2013 et 2014, avec des thématiques ouvertes </text:p>
      <text:p text:style-name="P1">sur la fouille de grands graphes. Cette <text:s/>année, <text:s/>nous <text:s/>souhaitons <text:s/>que <text:s/>l'atelier <text:s/>soit <text:s/>plus <text:s/>centré <text:s/>sur <text:s/>les applications </text:p>
      <text:p text:style-name="P1">en "bio-informatique » et l'<text:span text:style-name="T1">etude des réseaux biologiques</text:span>. </text:p>
      <text:p text:style-name="P1"/>
      <text:p text:style-name="P1"/>
      <text:p text:style-name="P1">Dates importantes :</text:p>
      <text:p text:style-name="P1">Date limite de soumission : <text:s text:c="2"/>28 novembre 2014 </text:p>
      <text:p text:style-name="P1">Notification aux auteurs : <text:s text:c="4"/>15 décembre 2014</text:p>
      <text:p text:style-name="P1">Version finale : <text:s text:c="7"/>5 janvier 2015</text:p>
      <text:p text:style-name="P1"/>
      <text:p text:style-name="P1"/>
      <text:p text:style-name="P1"/>
      <text:p text:style-name="P1">Objectifs et thématiques :</text:p>
      <text:p text:style-name="P1">L'édition <text:s/>2015 <text:s/>de <text:s/>l'atelier <text:s/>fouille <text:s/>de <text:s/>grands <text:s/>graphes <text:s/>a <text:s text:c="2"/>pour <text:s/>but <text:s/>de <text:s/>réunir <text:s/>les <text:s/>chercheurs <text:s/>intéressés <text:s/>par <text:s/><text:span text:style-name="T1">l'analyse, <text:s/>la <text:s/>fouille <text:s/>et <text:s/>la <text:s/>visualisation <text:s/></text:span></text:p>
      <text:p text:style-name="P1">de <text:s/>grands <text:s/>graphes <text:s/>et <text:s/>leurs <text:s/>application dans les <text:span text:style-name="T1">problématiques en bio-informatique et biologie des systèmes</text:span>. </text:p>
      <text:p text:style-name="P1">Notre ambition est de permettre aux participants d'aborder <text:s/>les problèmes rencontrés <text:s/>liés <text:s/>aux données biologiques et de présenter leurs <text:span text:style-name="T1">approches de traitement</text:span>.</text:p>
      <text:p text:style-name="P1">De façon non limitative, nous sollicitons des <text:span text:style-name="T1">communications sur les thématiques suivantes</text:span> (liste non exhaustive) :</text:p>
      <text:p text:style-name="P1"/>
      <text:p text:style-name="P2">Analyse et dynamique des grands graphes</text:p>
      <text:p text:style-name="P2">Recherche de communautés</text:p>
      <text:p text:style-name="P2">Clustering de graphes</text:p>
      <text:p text:style-name="P2">Graphes de voisinages</text:p>
      <text:p text:style-name="P2">Analyse des réseaux bipartis</text:p>
      <text:p text:style-name="P2"><text:soft-page-break/>Recherche des motifs fréquents dans les graphes</text:p>
      <text:p text:style-name="P2">Evolution des graphes et des communautés</text:p>
      <text:p text:style-name="P2">Prédiction des liens</text:p>
      <text:p text:style-name="P2">Comparaison des graphes </text:p>
      <text:p text:style-name="P2">Propagation de l'influence, flux d'informations</text:p>
      <text:p text:style-name="P2">Modèles graphiques probabilistes</text:p>
      <text:p text:style-name="P2">Analyse conjointe des liens et des attributs</text:p>
      <text:p text:style-name="P1"/>
      <text:p text:style-name="P1">Applications :</text:p>
      <text:p text:style-name="P2">Biologie des systèmes et réseaux biologiques</text:p>
      <text:p text:style-name="P2">Expression des gènes, les relations de régulation</text:p>
      <text:p text:style-name="P2">Protéomique et interactions</text:p>
      <text:p text:style-name="P2">Voies métaboliques</text:p>
      <text:p text:style-name="P2">Ontologies, génomique fonctionnelle</text:p>
      <text:p text:style-name="P2">Intégration, visualisation et analyse de données « Omique »</text:p>
      <text:p text:style-name="P1"/>
      <text:p text:style-name="P1"/>
      <text:p text:style-name="P1">Soumission :</text:p>
      <text:p text:style-name="P1">Les <text:s/>articles <text:s/>soumis <text:s/>ne <text:s/>doivent <text:s/>pas <text:s/>dépasser <text:s/>6 <text:s/>pages <text:s/>en <text:s/>suivant <text:s/></text:p>
      <text:p text:style-name="P1">le <text:s/>format <text:s/>d'EGC <text:s/>(voir <text:s/>http://egc2015.lippmann.lu/fr/conference/soumission/).</text:p>
      <text:p text:style-name="P1">Les soumissions sont à faire via le site easychair (https://easychair.org/conferences/?conf=fggegc2015).</text:p>
      <text:p text:style-name="P1"/>
      <text:p text:style-name="P1"/>
      <text:p text:style-name="P1"/>
      <text:p text:style-name="P1">Organisateurs :</text:p>
      <text:p text:style-name="P1">Lydia Boudjeloud-Assala (LITA - Université de Lorraine)</text:p>
      <text:p text:style-name="P1">Blaise Hanczar (LIPADE - <text:s/>Université Paris Descartes)</text:p>
      <text:p text:style-name="P1">Mohamed Elati (iSSB - Université Evry Val d'Essonn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</text:p>
      <text:p text:style-name="P1">Mohamed Elati</text:p>
      <text:p text:style-name="P1">Maître de Conférences, UEVE</text:p>
      <text:p text:style-name="P1">Institut de <text:span text:style-name="T1">Biologie Synthétique et Systémique</text:span></text:p>
      <text:p text:style-name="P1">Genopole Campus 1 - Genavenir 6</text:p>
      <text:p text:style-name="P1">5 rue Henri Desbruères - F-91030 ÉVRY cedex</text:p>
      <text:p text:style-name="P1">Tel : <text:s/>01 69 47 44 43</text:p>
      <text:p text:style-name="P1">http://www.issb.genopole.fr/~elat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4T15:16:06.924497894</dc:date>
    <meta:editing-duration>PT2M36S</meta:editing-duration>
    <meta:editing-cycles>1</meta:editing-cycles>
    <meta:document-statistic meta:table-count="0" meta:image-count="0" meta:object-count="0" meta:page-count="2" meta:paragraph-count="68" meta:word-count="481" meta:character-count="3302" meta:non-whitespace-character-count="2874"/>
    <meta:generator>LibreOffice/4.4.5.2$Linux_X86_64 LibreOffice_project/40m0$Build-2</meta:generator>
  </office:meta>
</office:document-meta>
</file>